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tpLoginException.HotpLoginException( int ord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otpLoginException.HotpLoginException( int ordinal ,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otpLoginException.HotpLoginException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otpLoginException.getOrd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